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1" style:parent-style-name="Standard" style:family="paragraph">
      <style:text-properties style:font-size-asian="8pt" fo:font-size="8pt" style:font-size-complex="8pt"/>
    </style:style>
    <style:style style:name="T1" style:family="text">
      <style:text-properties style:font-size-asian="8pt" fo:font-size="8pt" style:font-size-complex="8pt"/>
    </style:style>
    <style:style style:name="T2" style:family="text">
      <style:text-properties style:font-size-asian="8pt" fo:font-size="8pt" style:font-size-complex="8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A pure creative act does not expect any return.</text:p>
      <text:p text:style-name="P1">It just claims at being spread without any limitation (0).</text:p>
      <text:p text:style-name="P1">It just claims at being spread without any limitation (1).</text:p>
      <text:p text:style-name="P1">It just claims at being spread without any limitation (2).</text:p>
      <text:p text:style-name="P1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4-20T21:43:58</meta:creation-date>
    <dc:date>2007-04-21T01:01:34</dc:date>
    <dc:language>fr-FR</dc:language>
    <meta:editing-cycles>3</meta:editing-cycles>
    <meta:editing-duration>PT2H1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8" meta:character-count="178"/>
  </office:meta>
</office:document-meta>
</file>